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2C0000012C970BE2D7E37205F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952cm" svg:height="5.952cm" svg:x="7.962cm" svg:y="12.161cm">
          <draw:image xlink:href="Pictures/100000000000012C0000012C970BE2D7E37205F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7:57.950407695</meta:creation-date>
    <dc:date>2018-05-07T13:58:12.996378346</dc:date>
    <meta:editing-duration>PT15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